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automatic-styles>
    <style:style style:name="P1" style:family="paragraph" style:parent-style-name="Normal">
      <style:text-properties fo:font-size="12pt" fo:language="en" fo:country="US" style:font-size-asian="12pt" style:font-size-complex="12pt"/>
    </style:style>
    <style:style style:name="P2" style:family="paragraph" style:parent-style-name="Normal">
      <style:text-properties fo:font-size="16pt" fo:language="en" fo:country="US" fo:font-weight="bold" style:font-size-asian="16pt" style:font-weight-asian="bold" style:font-size-complex="16pt" style:font-weight-complex="bold"/>
    </style:style>
    <style:style style:name="P3" style:family="paragraph" style:parent-style-name="Heading" style:master-page-name="MP0">
      <style:paragraph-properties fo:text-align="center" style:justify-single-word="false" style:page-number="auto" fo:break-before="page"/>
      <style:text-properties fo:language="en" fo:country="US"/>
    </style:style>
    <style:style style:name="P4" style:family="paragraph" style:parent-style-name="Normal">
      <style:text-properties fo:font-size="12pt" fo:language="en" fo:country="US" style:font-size-asian="12pt" style:font-size-complex="12pt"/>
    </style:style>
    <style:style style:name="P5" style:family="paragraph" style:parent-style-name="Normal" style:list-style-name="L1">
      <style:text-properties fo:font-size="12pt" fo:language="en" fo:country="US" style:font-size-asian="12pt" style:font-size-complex="12pt"/>
    </style:style>
    <style:style style:name="P6" style:family="paragraph" style:parent-style-name="Normal" style:list-style-name="L1">
      <style:text-properties fo:font-size="12pt" fo:language="en" fo:country="US" officeooo:paragraph-rsid="00193197" style:font-size-asian="12pt" style:font-size-complex="12pt"/>
    </style:style>
    <style:style style:name="P7" style:family="paragraph" style:parent-style-name="Normal" style:list-style-name="L1">
      <style:text-properties fo:font-size="12pt" fo:language="en" fo:country="US" officeooo:rsid="001b5133" officeooo:paragraph-rsid="001b5133" style:font-size-asian="12pt" style:font-size-complex="12pt"/>
    </style:style>
    <style:style style:name="P8" style:family="paragraph" style:parent-style-name="Normal">
      <style:text-properties fo:font-size="12pt" fo:language="en" fo:country="US" officeooo:rsid="0022bd8a" officeooo:paragraph-rsid="0022bd8a" style:font-size-asian="12pt" style:font-size-complex="12pt"/>
    </style:style>
    <style:style style:name="P9" style:family="paragraph" style:parent-style-name="Normal">
      <style:paragraph-properties fo:margin-top="0cm" fo:margin-bottom="0.081cm" loext:contextual-spacing="false"/>
    </style:style>
    <style:style style:name="P10" style:family="paragraph" style:parent-style-name="Normal">
      <style:paragraph-properties fo:margin-top="0cm" fo:margin-bottom="0.081cm" loext:contextual-spacing="false"/>
      <style:text-properties fo:font-size="12pt" fo:language="en" fo:country="US" style:font-size-asian="12pt" style:font-size-complex="12pt"/>
    </style:style>
    <style:style style:name="P11" style:family="paragraph" style:parent-style-name="Normal">
      <style:paragraph-properties fo:margin-top="0cm" fo:margin-bottom="0cm" loext:contextual-spacing="false"/>
      <style:text-properties fo:font-size="12pt" fo:language="en" fo:country="US" style:font-size-asian="12pt" style:font-size-complex="12pt"/>
    </style:style>
    <style:style style:name="P12" style:family="paragraph" style:parent-style-name="Normal">
      <style:paragraph-properties fo:margin-top="0cm" fo:margin-bottom="0cm" loext:contextual-spacing="false"/>
      <style:text-properties fo:font-size="12pt" fo:language="en" fo:country="US" officeooo:paragraph-rsid="001d4795" style:font-size-asian="12pt" style:font-size-complex="12pt"/>
    </style:style>
    <style:style style:name="P13" style:family="paragraph" style:parent-style-name="Normal">
      <style:paragraph-properties fo:margin-top="0cm" fo:margin-bottom="0cm" loext:contextual-spacing="false"/>
      <style:text-properties fo:font-size="12pt" fo:language="en" fo:country="US" officeooo:rsid="001e4ca9" officeooo:paragraph-rsid="001e4ca9" style:font-size-asian="12pt" style:font-size-complex="12pt"/>
    </style:style>
    <style:style style:name="T1" style:family="text">
      <style:text-properties fo:font-size="12pt" fo:language="en" fo:country="US" style:font-size-asian="12pt" style:font-size-complex="12pt"/>
    </style:style>
    <style:style style:name="T2" style:family="text">
      <style:text-properties fo:language="en" fo:country="US"/>
    </style:style>
    <style:style style:name="T3" style:family="text">
      <style:text-properties style:text-position="0% 100%"/>
    </style:style>
    <style:style style:name="T4" style:family="text">
      <style:text-properties style:text-position="0% 100%" officeooo:rsid="000c4bce"/>
    </style:style>
    <style:style style:name="T5" style:family="text">
      <style:text-properties style:text-position="0% 100%" officeooo:rsid="0007ea3a"/>
    </style:style>
    <style:style style:name="T6" style:family="text">
      <style:text-properties style:text-position="0% 100%" fo:font-size="12pt" fo:language="en" fo:country="US" style:font-size-asian="12pt" style:font-size-complex="12pt"/>
    </style:style>
    <style:style style:name="T7" style:family="text">
      <style:text-properties style:text-position="0% 100%" fo:font-size="12pt" fo:language="en" fo:country="US" officeooo:rsid="000c4bce" style:font-size-asian="12pt" style:font-size-complex="12pt"/>
    </style:style>
    <style:style style:name="T8" style:family="text">
      <style:text-properties style:text-position="0% 100%" fo:font-size="12pt" fo:language="en" fo:country="US" officeooo:rsid="0007ea3a" style:font-size-asian="12pt" style:font-size-complex="12pt"/>
    </style:style>
    <style:style style:name="T9" style:family="text">
      <style:text-properties style:text-position="0% 100%" fo:font-size="12pt" fo:language="en" fo:country="US" officeooo:rsid="001d4795" style:font-size-asian="12pt" style:font-size-complex="12pt"/>
    </style:style>
    <style:style style:name="T10" style:family="text">
      <style:text-properties style:text-position="0% 100%" fo:font-weight="normal" officeooo:rsid="000732ce" style:font-weight-asian="normal" style:font-weight-complex="normal"/>
    </style:style>
    <style:style style:name="T11" style:family="text">
      <style:text-properties style:text-position="0% 100%" fo:font-weight="normal" officeooo:rsid="000c4bce" style:font-weight-asian="normal" style:font-weight-complex="normal"/>
    </style:style>
    <style:style style:name="T12" style:family="text">
      <style:text-properties style:text-position="0% 100%" fo:font-weight="normal" officeooo:rsid="0007ea3a" style:font-weight-asian="normal" style:font-weight-complex="normal"/>
    </style:style>
    <style:style style:name="T13" style:family="text">
      <style:text-properties style:text-position="0% 100%" fo:font-weight="normal" officeooo:rsid="00089e9f" style:font-weight-asian="normal" style:font-weight-complex="normal"/>
    </style:style>
    <style:style style:name="T14" style:family="text">
      <style:text-properties style:text-position="0% 100%" fo:font-weight="normal" officeooo:rsid="000c2757" style:font-weight-asian="normal" style:font-weight-complex="normal"/>
    </style:style>
    <style:style style:name="T15" style:family="text">
      <style:text-properties style:text-position="0% 100%" fo:font-weight="normal" officeooo:rsid="00106af2" style:font-weight-asian="normal" style:font-weight-complex="normal"/>
    </style:style>
    <style:style style:name="T16" style:family="text">
      <style:text-properties style:text-position="0% 100%" fo:font-weight="normal" officeooo:rsid="001e4ca9" style:font-weight-asian="normal" style:font-weight-complex="normal"/>
    </style:style>
    <style:style style:name="T17" style:family="text">
      <style:text-properties style:text-position="0% 100%" fo:font-weight="normal" officeooo:rsid="00201b94" style:font-weight-asian="normal" style:font-weight-complex="normal"/>
    </style:style>
    <style:style style:name="T18" style:family="text">
      <style:text-properties officeooo:rsid="001797fb"/>
    </style:style>
    <style:style style:name="T19" style:family="text">
      <style:text-properties officeooo:rsid="0019319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ALIS report 2</text:p>
      <text:p text:style-name="P1">Reminder: our objective is to find models to play Snake and compare them to find the best ones. We both use supervised and unsupervised learning that are our two main parts in the project.</text:p>
      <text:p text:style-name="P1"/>
      <text:p text:style-name="P2">Supervised learning</text:p>
      <text:p text:style-name="P1">In this part, we use models that we have seen in the lectures and apply them to play Snake. We use the SciKit Learn library in this purpose.</text:p>
      <text:p text:style-name="P1">The main issue we encountered with supervised learning is the data constitution. We want to learn from situations, considering what action is the best in given ones. So, what we need to do is to find make someone or something play Snake and feed the data with the corresponding states and actions. So that the learning model knows that this state corresponds to this action and extrapolate for other states.</text:p>
      <text:p text:style-name="Normal"><text:span text:style-name="Police_20_par_20_défaut"><text:span text:style-name="T1">Another sub-issue in the data constitution problem is to determine what format to be used. We need to store the data flow in Pandas data frames so we can eventually store them in a .csv file. Thus, we must determine what are the columns and what to store inside them. We can store the XY position of the head of the snake, the XY position of the apple. As for the direction of the snake, we can have 4 columns of Boolean values: one for each possible direction (left, right, up, down). We can do something similar for the action of the snake (left, right, forward). But we encountered a problem for the tail of the snake: the size is incremented every time an apple is eaten. So, what we chose to do is to have a column for every box telling whether this box is part of the body of the snake or not. The major problem for this representation is the memory cost. <text:tab/>But it seems we had no choice since the snake can </text:span></text:span><text:span text:style-name="Police_20_par_20_défaut"><text:span text:style-name="T2">theoretically</text:span></text:span><text:span text:style-name="Police_20_par_20_défaut"><text:span text:style-name="T1"> have a tail as elongated as the number of boxes available on the grid. Since the columns are not dynamic, we need that much space in memory…</text:span></text:span></text:p>
      <text:p text:style-name="Normal"><text:span text:style-name="Police_20_par_20_défaut"><text:span text:style-name="T1"/></text:span></text:p>
      <text:p text:style-name="P1">Now, how to “generate” these data?</text:p>
      <text:p text:style-name="P1">The first thing we considered is to feed the data by playing ourselves. We made a script to store the data of our games. Each time we decided to remove the last 10 steps before death since they were probably due to wrong decisions. And we want “clean” data as much as possible. Unfortunately, we found out that doing so was not the best option. Indeed, human players go straight forward most of the time. And even in similar situation they can go forward in different directions. This way, the decision taken by any model is to go forward every time, no matter the situation.</text:p>
      <text:p text:style-name="P1">Then we decided to use an algorithm to play Snake automatically. Even though it is kind of “cheating”, cause playing Snake automatically is what we want to accomplish. Moreover, there is the risk that the models will only learn how to fit this algorithm, doing worse than it, knowing that the algorithm is not at all perfect. But do we have another option? We eventually came by with 2 algorithms. </text:p>
      <text:p text:style-name="P1"><text:soft-page-break/>The first one travels diagonally towards the apple until it reaches the same line or column of the apple. When the way according to this algorithm is blocked, the snake enters in “survival mode”, meaning that it only chooses direction for which it survives. The main backward of this algorithm is that the snake does not consider its own body blocking the way until it is just next to. Thus, it has a lot of chance to trap itself and die…</text:p>
      <text:p text:style-name="P1">The second one is the application of the A* algorithm for pathfinding. The snake finds the best way to reach the apple when possible and just follow the way. When there is no way because the tail is blocking the way, the snake enters is “survival mode”. A backward of this algorithm is that “survival mode” is not that “survival”. As it chooses to go left when it can, then forward, then right, there is a chance that it goes into a dead-end and dies.</text:p>
      <text:p text:style-name="P1">Maybe we should rethink the “survival mode” so that it chooses the way where it survives the longest.</text:p>
      <text:p text:style-name="P1"/>
      <text:p text:style-name="P10">Models and performances:</text:p>
      <text:p text:style-name="P10">We have implemented several supervised classifiers. We have used the data described as before.</text:p>
      <text:p text:style-name="P10"/>
      <text:p text:style-name="P11">Logistic regression:</text:p>
      <text:p text:style-name="P11">First we implemented a logistic regression classifier. It was very bad. Because of our biased data, the snake always went straight forward and died. Then we change our data, the snake was not always going straight forward but it seems random. The logistic regression seems to be a model too simple to model the behavior of the snake. The training accuracy was around 0.4 .</text:p>
      <text:p text:style-name="P11">Then we had an idea, remove the body and only keep the most valuable information. The snake started sometimes to go around the apple but always never took it.</text:p>
      <text:p text:style-name="P12">Then we had another idea, add polynomial features to the model. We had polynomial features at power 2.</text:p>
      <text:p text:style-name="P12">It was in fact a good idea, around one in seven time, the snake is eating several apples, but six in seven time, the snake is going to the good direction but does not eat the apple and dies.</text:p>
      <text:p text:style-name="P1"/>
      <text:p text:style-name="P10">KNN :</text:p>
      <text:p text:style-name="P9"><text:span text:style-name="T6">Then we implemented a k nearest neighbors </text:span><text:span text:style-name="T7">classifier</text:span><text:span text:style-name="T8">. </text:span><text:span text:style-name="T9">It can be good and quite bad sometimes, most of the time it is just average. From what we have seen so far, it seems better with a 10x10 grid.</text:span></text:p>
      <text:p text:style-name="P10"><text:span text:style-name="T5"/></text:p>
      <text:p text:style-name="P11">SVM:</text:p>
      <text:p text:style-name="P11"><text:span text:style-name="T10">Then we implemented a s</text:span><text:span text:style-name="T11">upport vector machine</text:span><text:span text:style-name="T10"> </text:span><text:span text:style-name="T11">classifier</text:span><text:span text:style-name="T12">.</text:span></text:p>
      <text:p text:style-name="P11">SVM was almost like logistic regression, bad at first and somehow can be good with polynomial features. </text:p>
      <text:p text:style-name="P1"/>
      <text:p text:style-name="P1"><text:soft-page-break/><text:span text:style-name="T3">SVM with kernel </text:span><text:span text:style-name="T4">rbf</text:span><text:span text:style-name="T3">:</text:span></text:p>
      <text:p text:style-name="P13"><text:span text:style-name="T10">Then we implemented a s</text:span><text:span text:style-name="T11">upport vector machine</text:span><text:span text:style-name="T10"> </text:span><text:span text:style-name="T11">classifier</text:span><text:span text:style-name="T12">. </text:span><text:span text:style-name="T17">Without the body it is not bad, the results are similar to the logistic regression with polynomial features. With the body it is just bad like almost every models.</text:span></text:p>
      <text:p text:style-name="P1"/>
      <text:p text:style-name="P1">Multi Multi-layer Perceptron:</text:p>
      <text:p text:style-name="P1"><text:span text:style-name="T10">F</text:span><text:span text:style-name="T13">inally</text:span><text:span text:style-name="T10"> we implemented a </text:span><text:span text:style-name="T13">Multi-layer Perceptron</text:span><text:span text:style-name="T10"> </text:span><text:span text:style-name="T12">c</text:span><text:span text:style-name="T13">lassifier</text:span><text:span text:style-name="T12">. </text:span><text:span text:style-name="T13">Most of the time </text:span><text:span text:style-name="T14">it is </text:span><text:span text:style-name="T13">good. </text:span><text:span text:style-name="T14">The snake is always going after the apple. Half of the time, the snake is eating the apple. The problem is that the snake is sometimes doing weird actions, like turning around the apple </text:span><text:span text:style-name="T16">or enter an infinite loop</text:span><text:span text:style-name="T14">. </text:span></text:p>
      <text:p text:style-name="P1"/>
      <text:p text:style-name="P1"/>
      <text:p text:style-name="P1">What is blocking us, what can be improved, how we plan to do it:</text:p>
      <text:list xml:id="list2082047654" text:style-name="L1">
        <text:list-item>
          <text:p text:style-name="P6">We are wondering if we should do a cross validation. Since at the snake game, there is not one optimal solution but several ones, it does not seem to be worthy. Furthermore we also look at the training accuracy, but it is not very relevant too. We <text:span text:style-name="T19">are still</text:span> look<text:span text:style-name="T19">ing</text:span> at the training accuracy <text:span text:style-name="T19">and it seems that if the training accuracy is less than 0.6 then most of the time the snake will go randomly. However a high training accuracy does not mean good results.</text:span></text:p>
        </text:list-item>
        <text:list-item>
          <text:p text:style-name="P5">We want to increase the result in our model, we plan to take a closer look at the parameters of our machine learning algorithms to see if we can improve our model by changing some parameters.</text:p>
        </text:list-item>
        <text:list-item>
          <text:p text:style-name="P5"><text:span text:style-name="T13">We </text:span><text:span text:style-name="T15">plan to implement decision trees classification.</text:span></text:p>
        </text:list-item>
        <text:list-item>
          <text:p text:style-name="P5">We are also looking at how to do a weighted features classification <text:span text:style-name="T18">in order to reduce the importance of the body but still keep it.</text:span></text:p>
        </text:list-item>
        <text:list-item>
          <text:p text:style-name="P5"><text:span text:style-name="T3">We are wondering if the size of our data is enough.</text:span></text:p>
        </text:list-item>
        <text:list-item>
          <text:p text:style-name="P7"><text:span text:style-name="T3">We are also thinking of doing some statistics with our result:</text:span></text:p>
          <text:list>
            <text:list-item>
              <text:p text:style-name="P7"><text:span text:style-name="T3">At the beginning, most of our models were inefficient and it was only by luck that the snake achieved to eat the apple. Now we have models where almost at each time, the snake eats at minimum one apple. It will help us to see what are the best models and also to see the influence of the length of the grid or the type of algorithm used to collect the data. We are thinking that data collected by A* are better than those collected by the greedy algorithm we are not sure.</text:span></text:p>
            </text:list-item>
            <text:list-item>
              <text:p text:style-name="P7"><text:span text:style-name="T3">To see the results we look at what the snake is doing for several games. It is sufficient to see if a model is bad not enough sufficient to decide if the model is good or is the best.</text:span></text:p>
            </text:list-item>
          </text:list>
        </text:list-item>
      </text:list>
      <text:p text:style-name="P8">To test our code, you can go to the gitlab repository.</text:p>
      <text:p text:style-name="P8"><text:soft-page-break/>For the supervised part, you can run the supervised_classification.py.</text:p>
      <text:p text:style-name="P1"/>
      <text:p text:style-name="P2">Unsupervised learning</text:p>
      <text:p text:style-name="P1">The supervised methods have not provided conclusive results so far, and this for several reasons (biased dataset, too much states possible…). We already knew that it would be the case, but it was nonetheless exciting to see some results and apply the techniques that we had seen in MALIS. Unsupervised learning is way more adapted in the kind of situations where we have no dataset.</text:p>
      <text:p text:style-name="P1">We had heard about reinforcement learning. We searched for information and documentation about how it works. We found out that, in python, we must use the gym environment, keras-rl, keras and tensorflow. These libraries have been developed by google recently. One problem we encountered is that keras-rl was not compatible with the latest version of tensorflow, and that tensorflow was not compatible with the latest versions of python (3.8 and 3.7). And it was hard to understand first why the script would not run.</text:p>
      <text:p text:style-name="P1">Once everything was compatible, we wanted to run the script, but we found out that RGB images are not understood by keras-rl in convolutional layers. (My guess is that it uses a memory window of black and white images that have the role of multi-channel images, so it adds another dimension that is not allowed when we use RGB. So, we needed to convert to grayscale our image of the game.</text:p>
      <text:p text:style-name="P1">Also, currently, the game must be displayed to get the screenshot and process it. It slows down considerably the learning process. Thus, we are thinking about changing the “observation” format.</text:p>
      <text:p text:style-name="P1">The next problem comes from the network model choice. The networks are long to train, and it can take more than 10 hours before obtaining some results. This way, it is difficult to sort out the models and take the best one. For now, we must make models according to our intuitions. For instance, at first, we copied the model used for the Atari’s break out game. But the elements of the games are way more complicated than for Snake. There are lots of patterns and elements whereas in Snake there are only 4 patterns to be detected: head, body, apple, void. So, we only need 1 convolutional network with 4 filters it seems. Then, we can guess that, knowing where is every element, we need maybe a first hidden layer with a lot of neurons to sort out the information, and a second hidden layer to determine the different patterns of situation, and then the last layer has 3 outputs to determine which of the 3 actions to choose. After training this model, maybe we can compare with more complex ones and see if it really improves.</text:p>
      <text:p text:style-name="P1">Something that we saw when testing our network at certain points is that very often, the snake gets stuck in a loop, repeating indefinitely the same pattern. Indeed, a loop is very likely to occur, even for a well-trained network there is still a chance. To make it simple, the network estimates a future cumulated reward (q-values) for each action and chooses the action that maximizes this quantity. Our guess is that when the snake gets stuck in a loop, the q-values are quite similar and choosing the argmax unfortunately produce a loop. A way <text:soft-page-break/>to avoid this it is to choose randomly according to the q-values. We want that if the q-values are 0, 100 and 110, the last two options are much more likely to be chosen than the first one. It turns out that there are exploration policies for training (epsilon-greedy policy, Boltzmann policy…) that are used to choose random actions (weighted so that the best action is more likely to be chosen) to explore new possibilities. These policies can also be chosen for testing, and that is our solution!</text:p>
      <text:p text:style-name="P1">The epsilon-greedy policy has a chance epsilon to choose a random action, with epsilon small enough.</text:p>
      <text:p text:style-name="P1">The Boltzmann policy generates a Boltzmann probability law, corresponding to a softmax function. A parameter gamma &gt; 0 influences the selectivity. When gamma is close to 0, this is almost the argmax choice. When gamma tends to infinity, it becomes a uniform law. </text:p>
      <text:p text:style-name="P1">The best results for avoiding loops are when combining these two laws. We have epsilon chance to call the Boltzmann policy, otherwise we choose the argmax. This way, the snake has very few chances to make a terrible decision.</text:p>
      <text:p text:style-name="P1"/>
      <text:p text:style-name="P1">We have also heard about genetic algorithm and deep learning, so if we have time, we can implement it and compare with deep q learning.</text:p>
      <text:p text:style-name="Normal"><text:span text:style-name="Police_20_par_20_défaut"><text:span text:style-name="T1">It can also be interesting to recode parts of the deep q learning process to understand how it works.</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Heading" style:family="paragraph" style:parent-style-name="Normal" style:next-style-name="Normal" style:class="text">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style:style>
    <style:style style:name="Text_20_body" style:display-name="Text body" style:family="paragraph" style:parent-style-name="Standard" style:class="text">
      <style:paragraph-properties fo:margin-top="0cm" fo:margin-bottom="0.247cm" loext:contextual-spacing="false" fo:line-height="115%"/>
    </style:style>
    <style:style style:name="Police_20_par_20_défaut" style:display-name="Police par défaut" style:family="text"/>
    <style:style style:name="Titre_20_Car" style:display-name="Titre Car" style:family="text" style:parent-style-name="Police_20_par_20_défau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title/>
    <dc:description/>
    <dc:subject/>
    <meta:initial-creator>Max Well</meta:initial-creator>
    <meta:creation-date>2019-12-18T11:33:00Z</meta:creation-date>
    <dc:date>2019-12-18T19:20:27.318000000</dc:date>
    <meta:editing-cycles>12</meta:editing-cycles>
    <meta:editing-duration>PT3H44M20S</meta:editing-duration>
    <meta:document-statistic meta:table-count="0" meta:image-count="0" meta:object-count="0" meta:page-count="5" meta:paragraph-count="51" meta:word-count="2154" meta:character-count="11927" meta:non-whitespace-character-count="9827"/>
    <meta:template xlink:type="simple" xlink:actuate="onRequest" xlink:title="" xlink:href="Normal"/>
  </office:meta>
</office:document-meta>
</file>